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color="#ffffcc" draw:textarea-horizontal-align="justify" draw:textarea-vertical-align="middle" draw:auto-grow-height="fals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fill-color="#ccff99" draw:textarea-horizontal-align="justify" draw:textarea-vertical-align="middle" draw:auto-grow-height="false"/>
    </style:style>
    <style:style style:name="gr4" style:family="graphic" style:parent-style-name="standard">
      <style:graphic-properties draw:fill-color="#e6e6ff" draw:textarea-horizontal-align="justify" draw:textarea-vertical-align="middle" draw:auto-grow-height="fals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textarea-horizontal-align="justify" draw:textarea-vertical-align="middle" draw:auto-grow-height="false"/>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draw:fill-color="#ff8080" draw:textarea-horizontal-align="justify" draw:textarea-vertical-align="middle" draw:auto-grow-height="false" fo:min-height="0cm" fo:min-width="0cm"/>
    </style:style>
    <style:style style:name="gr9" style:family="graphic" style:parent-style-name="standard">
      <style:graphic-properties draw:textarea-horizontal-align="justify" draw:textarea-vertical-align="middle" draw:auto-grow-height="false" fo:min-height="0cm" fo:min-width="0cm"/>
    </style:style>
    <style:style style:name="gr10" style:family="graphic">
      <style:graphic-properties style:protect="size"/>
    </style:style>
    <style:style style:name="gr11" style:family="graphic" style:parent-style-name="objectwithoutfill">
      <style:graphic-properties draw:stroke="dash" draw:stroke-dash="Fine_20_Dashed" draw:marker-end="Arrow" draw:marker-end-width="0.3cm" draw:fill="none" draw:textarea-vertical-align="middle"/>
    </style:style>
    <style:style style:name="gr12" style:family="graphic" style:parent-style-name="standard">
      <style:graphic-properties draw:fill-color="#ccffff" draw:textarea-horizontal-align="justify" draw:textarea-vertical-align="middle" draw:auto-grow-height="false"/>
    </style:style>
    <style:style style:name="gr13" style:family="graphic" style:parent-style-name="standard">
      <style:graphic-properties draw:stroke="none" svg:stroke-color="#000000" draw:fill="none" draw:fill-color="#ffffff" draw:textarea-horizontal-align="left" draw:auto-grow-height="true" draw:auto-grow-width="true" fo:min-height="1.312cm" fo:min-width="0cm"/>
    </style:style>
    <style:style style:name="pr1" style:family="presentation" style:parent-style-name="Default-notes">
      <style:graphic-properties draw:fill-color="#ffffff" fo:min-height="13.364cm"/>
    </style:style>
    <style:style style:name="P1" style:family="paragraph">
      <style:paragraph-properties fo:text-align="center"/>
    </style:style>
    <style:style style:name="P2" style:family="paragraph">
      <style:paragraph-properties fo:text-align="center"/>
      <style:text-properties fo:font-size="18pt"/>
    </style:style>
    <style:style style:name="P3" style:family="paragraph">
      <style:text-properties fo:font-size="18pt"/>
    </style:style>
    <style:style style:name="P4" style:family="paragraph">
      <style:text-properties fo:font-size="20pt"/>
    </style:style>
    <style:style style:name="T1"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1" draw:layer="layout" svg:width="11.6cm" svg:height="4.4cm" svg:x="0.4cm" svg:y="6.8cm">
          <text:p/>
          <draw:enhanced-geometry svg:viewBox="0 0 21600 21600" draw:type="rectangle" draw:enhanced-path="M 0 0 L 21600 0 21600 21600 0 21600 0 0 Z N"/>
        </draw:custom-shape>
        <draw:custom-shape draw:style-name="gr2" draw:text-style-name="P2" xml:id="id7" draw:id="id7" draw:layer="layout" svg:width="3.6cm" svg:height="1cm" svg:x="0.6cm" svg:y="7.2cm">
          <text:p text:style-name="P1"><text:span text:style-name="T1">Private Key</text:span></text:p>
          <draw:enhanced-geometry svg:viewBox="0 0 21600 21600" draw:type="rectangle" draw:enhanced-path="M 0 0 L 21600 0 21600 21600 0 21600 0 0 Z N"/>
        </draw:custom-shape>
        <draw:custom-shape draw:style-name="gr3" draw:text-style-name="P2" xml:id="id3" draw:id="id3" draw:layer="layout" svg:width="4cm" svg:height="1cm" svg:x="0.6cm" svg:y="8.8cm">
          <text:p text:style-name="P1"><text:span text:style-name="T1">License Key</text:span></text:p>
          <draw:enhanced-geometry svg:viewBox="0 0 21600 21600" draw:type="rectangle" draw:enhanced-path="M 0 0 L 21600 0 21600 21600 0 21600 0 0 Z N"/>
        </draw:custom-shape>
        <draw:custom-shape draw:style-name="gr4" draw:text-style-name="P2" xml:id="id5" draw:id="id5" draw:layer="layout" svg:width="4cm" svg:height="1cm" svg:x="11cm" svg:y="12.2cm">
          <text:p text:style-name="P1"><text:span text:style-name="T1">Encoded Key</text:span></text:p>
          <draw:enhanced-geometry svg:viewBox="0 0 21600 21600" draw:type="rectangle" draw:enhanced-path="M 0 0 L 21600 0 21600 21600 0 21600 0 0 Z N"/>
        </draw:custom-shape>
        <draw:frame draw:style-name="gr5" draw:text-style-name="P3" draw:layer="layout" svg:width="2.741cm" svg:height="0.962cm" svg:x="0.6cm" svg:y="11.4cm">
          <draw:text-box>
            <text:p><text:span text:style-name="T1">Key.cpp</text:span></text:p>
          </draw:text-box>
        </draw:frame>
        <draw:frame draw:style-name="gr5" draw:text-style-name="P3" xml:id="id2" draw:id="id2" draw:layer="layout" svg:width="5.044cm" svg:height="0.962cm" svg:x="5.49cm" svg:y="7.2cm">
          <draw:text-box>
            <text:p><text:span text:style-name="T1">setLicenseKey()</text:span></text:p>
          </draw:text-box>
        </draw:frame>
        <draw:custom-shape draw:style-name="gr6" draw:text-style-name="P1" xml:id="id6" draw:id="id6" draw:layer="layout" svg:width="2.2cm" svg:height="1.8cm" svg:x="8.2cm" svg:y="14.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2" xml:id="id1" draw:id="id1" draw:layer="layout" svg:width="4cm" svg:height="1cm" svg:x="22cm" svg:y="14.2cm">
          <text:p text:style-name="P1"><text:span text:style-name="T1">License Key</text:span></text:p>
          <draw:enhanced-geometry svg:viewBox="0 0 21600 21600" draw:type="rectangle" draw:enhanced-path="M 0 0 L 21600 0 21600 21600 0 21600 0 0 Z N"/>
        </draw:custom-shape>
        <draw:connector draw:style-name="gr7" draw:text-style-name="P1" draw:layer="layout" draw:type="curve" svg:x1="22cm" svg:y1="14.7cm" svg:x2="10.534cm" svg:y2="7.681cm" draw:start-shape="id1" draw:start-glue-point="3" draw:end-shape="id2" draw:end-glue-point="1" svg:d="M22000 14700c-8599 0-2867-7019-11466-7019" svg:viewBox="0 0 11467 7020">
          <text:p/>
        </draw:connector>
        <draw:connector draw:style-name="gr7" draw:text-style-name="P1" draw:layer="layout" draw:type="curve" svg:x1="8.012cm" svg:y1="8.162cm" svg:x2="4.6cm" svg:y2="9.3cm" draw:start-shape="id2" draw:start-glue-point="2" draw:end-shape="id3" draw:end-glue-point="1" svg:d="M8012 8162c0 759-1137 1138-3412 1138" svg:viewBox="0 0 3413 1139">
          <text:p/>
        </draw:connector>
        <draw:frame draw:style-name="gr5" xml:id="id4" draw:id="id4" draw:layer="layout" svg:width="4.443cm" svg:height="0.962cm" svg:x="7.39cm" svg:y="9.7cm">
          <draw:text-box>
            <text:p>encodedKey()</text:p>
          </draw:text-box>
        </draw:frame>
        <draw:connector draw:style-name="gr7" draw:text-style-name="P1" draw:layer="layout" draw:type="curve" svg:x1="11.833cm" svg:y1="10.181cm" svg:x2="13cm" svg:y2="12.2cm" draw:start-shape="id4" draw:start-glue-point="1" draw:end-shape="id5" draw:end-glue-point="0" svg:d="M11833 10181c778 0 1167 673 1167 2019" svg:viewBox="0 0 1168 2020">
          <text:p/>
        </draw:connector>
        <draw:connector draw:style-name="gr7" draw:text-style-name="P1" draw:layer="layout" draw:type="curve" svg:x1="13cm" svg:y1="13.2cm" svg:x2="10.4cm" svg:y2="15.5cm" draw:start-shape="id5" draw:start-glue-point="2" draw:end-shape="id6" draw:end-glue-point="8" svg:d="M13000 13200c0 1534-866 2300-2600 2300" svg:viewBox="0 0 2601 2301">
          <text:p/>
        </draw:connector>
        <draw:custom-shape draw:style-name="gr8" draw:text-style-name="P2" xml:id="id10" draw:id="id10" draw:layer="layout" svg:width="4cm" svg:height="2.4cm" svg:x="22cm" svg:y="11.2cm">
          <text:p text:style-name="P1"><text:span text:style-name="T1">FelxLM?</text:span></text:p>
          <draw:enhanced-geometry svg:viewBox="0 0 21600 21600" draw:type="rectangle" draw:enhanced-path="M 0 0 L 21600 0 21600 21600 0 21600 0 0 Z N"/>
        </draw:custom-shape>
        <draw:connector draw:style-name="gr7" draw:text-style-name="P1" draw:layer="layout" draw:type="curve" svg:x1="4.6cm" svg:y1="9.3cm" svg:x2="7.39cm" svg:y2="10.181cm" draw:start-shape="id3" draw:start-glue-point="1" draw:end-shape="id4" draw:end-glue-point="3" svg:d="M4600 9300c2094 0 699 881 2790 881" svg:viewBox="0 0 2791 882">
          <text:p/>
        </draw:connector>
        <draw:connector draw:style-name="gr7" draw:text-style-name="P1" draw:layer="layout" draw:type="curve" svg:x1="4.2cm" svg:y1="7.7cm" svg:x2="7.39cm" svg:y2="10.181cm" draw:start-shape="id7" draw:start-glue-point="1" draw:end-shape="id4" svg:d="M4200 7700c2394 0 799 2481 3190 2481" svg:viewBox="0 0 3191 2482">
          <text:p/>
        </draw:connector>
        <draw:custom-shape draw:style-name="gr9" draw:text-style-name="P1" xml:id="id9" draw:id="id9" draw:layer="layout" svg:width="2.4cm" svg:height="2.4cm" svg:x="2.9cm" svg:y="4cm">
          <text:p text:style-name="P1">SCPI</text:p>
          <draw:enhanced-geometry svg:viewBox="0 0 21600 21600" draw:type="rectangle" draw:enhanced-path="M 0 0 L 21600 0 21600 21600 0 21600 0 0 Z N"/>
        </draw:custom-shape>
        <draw:custom-shape draw:style-name="gr9" draw:text-style-name="P1" xml:id="id8" draw:id="id8" draw:layer="layout" svg:width="2.4cm" svg:height="2.4cm" svg:x="21cm" svg:y="4.001cm">
          <text:p text:style-name="P1">CART</text:p>
          <draw:enhanced-geometry svg:viewBox="0 0 21600 21600" draw:type="rectangle" draw:enhanced-path="M 0 0 L 21600 0 21600 21600 0 21600 0 0 Z N"/>
        </draw:custom-shape>
        <draw:connector draw:style-name="gr7" draw:text-style-name="P1" draw:layer="layout" draw:type="curve" draw:line-skew="-1.849cm" svg:x1="22.2cm" svg:y1="4.001cm" svg:x2="4.1cm" svg:y2="4cm" draw:start-shape="id8" draw:start-glue-point="0" draw:end-shape="id9" draw:end-glue-point="0" svg:d="M22200 4001c0-3526-18100-3526-18100-1" svg:viewBox="0 0 18101 2646">
          <text:p/>
        </draw:connector>
        <draw:custom-shape draw:style-name="gr2" draw:text-style-name="P1" draw:layer="layout" svg:width="6.4cm" svg:height="0.8cm" svg:x="10.6cm" svg:y="1.601cm">
          <text:p text:style-name="P1">CART serial #, host id</text:p>
          <draw:enhanced-geometry svg:viewBox="0 0 21600 21600" draw:type="rectangle" draw:enhanced-path="M 0 0 L 21600 0 21600 21600 0 21600 0 0 Z N"/>
        </draw:custom-shape>
        <draw:frame draw:style-name="gr5" draw:layer="layout" svg:width="2.865cm" svg:height="0.962cm" svg:x="11.35cm" svg:y="0.252cm">
          <draw:text-box>
            <text:p>“getInfo”</text:p>
          </draw:text-box>
        </draw:frame>
        <draw:connector draw:style-name="gr7" draw:text-style-name="P1" draw:layer="layout" draw:type="curve" draw:line-skew="0cm 5.422cm" svg:x1="4.1cm" svg:y1="4cm" svg:x2="22cm" svg:y2="12.4cm" draw:start-shape="id9" draw:start-glue-point="0" draw:end-shape="id10" draw:end-glue-point="3" svg:d="M4100 4000c0-751 7486-627 10863 1661s2645 6739 7037 6739" svg:viewBox="0 0 17901 8813">
          <text:p/>
        </draw:connector>
        <presentation:notes draw:style-name="dp2">
          <draw:page-thumbnail draw:style-name="gr10" draw:layer="layout" svg:width="14.848cm" svg:height="11.136cm" svg:x="3.075cm" svg:y="2.257cm" draw:page-number="1" presentation:class="page"/>
          <draw:frame presentation:style-name="pr1" draw:text-style-name="P4" draw:layer="layout" svg:width="16.799cm" svg:height="13.364cm" svg:x="2.1cm" svg:y="14.107cm" presentation:class="notes">
            <draw:text-box>
              <text:list text:style-name="L2">
                <text:list-item>
                  <text:p text:style-name="P4">SCPI gets the information from CART to be used with license file [probably doesn't need to do this if license file already has this info encoded into it?]</text:p>
                </text:list-item>
                <text:list-item>
                  <text:p text:style-name="P4">SCPI gets the 128bit license key (as a string?) from Flexlm (somehow!) and directly sets it via a method call to the Key class</text:p>
                </text:list-item>
                <text:list-item>
                  <text:p text:style-name="P4">SCPI can save the encoded key by using the encodedKey() method of Key class and saving this encoded string (somewhere!)</text:p>
                </text:list-item>
              </text:list>
            </draw:text-box>
          </draw:frame>
        </presentation:notes>
      </draw:page>
      <draw:page draw:name="page2" draw:style-name="dp1" draw:master-page-name="Default" presentation:presentation-page-layout-name="AL1T0">
        <draw:custom-shape draw:style-name="gr1" draw:text-style-name="P1" draw:layer="layout" svg:width="9.218cm" svg:height="3.8cm" svg:x="0.4cm" svg:y="6.8cm">
          <text:p/>
          <draw:enhanced-geometry svg:viewBox="0 0 21600 21600" draw:type="rectangle" draw:enhanced-path="M 0 0 L 21600 0 21600 21600 0 21600 0 0 Z N"/>
        </draw:custom-shape>
        <draw:custom-shape draw:style-name="gr9" draw:text-style-name="P1" xml:id="id18" draw:id="id18" draw:layer="layout" svg:width="2.4cm" svg:height="2.4cm" svg:x="2.9cm" svg:y="4cm">
          <text:p text:style-name="P1">SCPI</text:p>
          <draw:enhanced-geometry svg:viewBox="0 0 21600 21600" draw:type="rectangle" draw:enhanced-path="M 0 0 L 21600 0 21600 21600 0 21600 0 0 Z N"/>
        </draw:custom-shape>
        <draw:custom-shape draw:style-name="gr9" draw:text-style-name="P1" xml:id="id17" draw:id="id17" draw:layer="layout" svg:width="2.4cm" svg:height="2.4cm" svg:x="21cm" svg:y="4cm">
          <text:p text:style-name="P1">CART</text:p>
          <draw:enhanced-geometry svg:viewBox="0 0 21600 21600" draw:type="rectangle" draw:enhanced-path="M 0 0 L 21600 0 21600 21600 0 21600 0 0 Z N"/>
        </draw:custom-shape>
        <draw:custom-shape draw:style-name="gr2" draw:text-style-name="P1" xml:id="id11" draw:id="id11" draw:layer="layout" svg:width="3.6cm" svg:height="1cm" svg:x="0.6cm" svg:y="7.2cm">
          <text:p text:style-name="P1">Private Key</text:p>
          <draw:enhanced-geometry svg:viewBox="0 0 21600 21600" draw:type="rectangle" draw:enhanced-path="M 0 0 L 21600 0 21600 21600 0 21600 0 0 Z N"/>
        </draw:custom-shape>
        <draw:custom-shape draw:style-name="gr3" draw:text-style-name="P1" xml:id="id13" draw:id="id13" draw:layer="layout" svg:width="4cm" svg:height="1cm" svg:x="0.675cm" svg:y="8.622cm">
          <text:p text:style-name="P1">License Key</text:p>
          <draw:enhanced-geometry svg:viewBox="0 0 21600 21600" draw:type="rectangle" draw:enhanced-path="M 0 0 L 21600 0 21600 21600 0 21600 0 0 Z N"/>
        </draw:custom-shape>
        <draw:custom-shape draw:style-name="gr4" draw:text-style-name="P1" xml:id="id20" draw:id="id20" draw:layer="layout" svg:width="4cm" svg:height="1cm" svg:x="10.1cm" svg:y="9.2cm">
          <text:p text:style-name="P1">Encoded Key</text:p>
          <draw:enhanced-geometry svg:viewBox="0 0 21600 21600" draw:type="rectangle" draw:enhanced-path="M 0 0 L 21600 0 21600 21600 0 21600 0 0 Z N"/>
        </draw:custom-shape>
        <draw:custom-shape draw:style-name="gr1" draw:text-style-name="P1" draw:layer="layout" svg:width="9.2cm" svg:height="4.4cm" svg:x="17.6cm" svg:y="6.8cm">
          <text:p/>
          <draw:enhanced-geometry svg:viewBox="0 0 21600 21600" draw:type="rectangle" draw:enhanced-path="M 0 0 L 21600 0 21600 21600 0 21600 0 0 Z N"/>
        </draw:custom-shape>
        <draw:custom-shape draw:style-name="gr2" draw:text-style-name="P1" xml:id="id14" draw:id="id14" draw:layer="layout" svg:width="3.6cm" svg:height="1cm" svg:x="22.9cm" svg:y="7.2cm">
          <text:p text:style-name="P1">Private Key</text:p>
          <draw:enhanced-geometry svg:viewBox="0 0 21600 21600" draw:mirror-horizontal="false" draw:mirror-vertical="false" draw:type="rectangle" draw:enhanced-path="M 0 0 L 21600 0 21600 21600 0 21600 0 0 Z N"/>
        </draw:custom-shape>
        <draw:custom-shape draw:style-name="gr3" draw:text-style-name="P1" xml:id="id16" draw:id="id16" draw:layer="layout" svg:width="4cm" svg:height="1cm" svg:x="22.5cm" svg:y="8.8cm">
          <text:p text:style-name="P1">&lt;NOT SET&gt;</text:p>
          <draw:enhanced-geometry svg:viewBox="0 0 21600 21600" draw:type="rectangle" draw:enhanced-path="M 0 0 L 21600 0 21600 21600 0 21600 0 0 Z N"/>
        </draw:custom-shape>
        <draw:frame draw:style-name="gr5" draw:layer="layout" svg:width="2.741cm" svg:height="0.962cm" svg:x="0.659cm" svg:y="10.938cm">
          <draw:text-box>
            <text:p>Key.cpp</text:p>
          </draw:text-box>
        </draw:frame>
        <draw:frame draw:style-name="gr5" draw:layer="layout" svg:width="2.741cm" svg:height="0.962cm" svg:x="23.859cm" svg:y="11.438cm">
          <draw:text-box>
            <text:p>Key.cpp</text:p>
          </draw:text-box>
        </draw:frame>
        <draw:frame draw:style-name="gr5" xml:id="id15" draw:id="id15" draw:layer="layout" svg:width="4.443cm" svg:height="0.962cm" svg:x="17.5cm" svg:y="7.2cm">
          <draw:text-box>
            <text:p>encodedKey()</text:p>
          </draw:text-box>
        </draw:frame>
        <draw:connector draw:style-name="gr7" draw:text-style-name="P1" draw:layer="layout" draw:type="curve" svg:x1="4.2cm" svg:y1="7.7cm" svg:x2="5.49cm" svg:y2="7.681cm" draw:start-shape="id11" draw:start-glue-point="1" draw:end-shape="id12" svg:d="M4200 7700c969 0 324-19 1290-19" svg:viewBox="0 0 1291 20">
          <text:p/>
        </draw:connector>
        <draw:connector draw:style-name="gr7" draw:text-style-name="P1" draw:layer="layout" draw:type="curve" svg:x1="4.675cm" svg:y1="9.122cm" svg:x2="7.711cm" svg:y2="8.162cm" draw:start-shape="id13" draw:start-glue-point="1" draw:end-shape="id12" svg:d="M4675 9122c2024 0 3036-320 3036-960" svg:viewBox="0 0 3037 961">
          <text:p/>
        </draw:connector>
        <draw:connector draw:style-name="gr7" draw:text-style-name="P1" draw:layer="layout" draw:type="curve" svg:x1="22.9cm" svg:y1="7.7cm" svg:x2="21.943cm" svg:y2="7.681cm" draw:start-shape="id14" draw:start-glue-point="3" draw:end-shape="id15" draw:end-glue-point="1" svg:d="M22900 7700c-718 0-240-19-957-19" svg:viewBox="0 0 958 20">
          <text:p/>
        </draw:connector>
        <draw:connector draw:style-name="gr7" draw:text-style-name="P1" draw:layer="layout" draw:type="curve" svg:x1="22.5cm" svg:y1="9.3cm" svg:x2="19.721cm" svg:y2="8.162cm" draw:start-shape="id16" draw:start-glue-point="3" draw:end-shape="id15" draw:end-glue-point="2" svg:d="M22500 9300c-1853 0-2779-379-2779-1138" svg:viewBox="0 0 2780 1139">
          <text:p/>
        </draw:connector>
        <draw:connector draw:style-name="gr7" draw:text-style-name="P1" draw:layer="layout" draw:type="curve" svg:x1="21cm" svg:y1="5.2cm" svg:x2="5.3cm" svg:y2="5.2cm" draw:start-shape="id17" draw:start-glue-point="3" draw:end-shape="id18" draw:end-glue-point="1" svg:d="M21000 5200h-15700" svg:viewBox="0 0 15701 1">
          <text:p/>
        </draw:connector>
        <draw:custom-shape draw:style-name="gr4" draw:text-style-name="P1" draw:layer="layout" svg:width="4cm" svg:height="1cm" svg:x="13.5cm" svg:y="5.4cm">
          <text:p text:style-name="P1">Unset Key</text:p>
          <draw:enhanced-geometry svg:viewBox="0 0 21600 21600" draw:type="rectangle" draw:enhanced-path="M 0 0 L 21600 0 21600 21600 0 21600 0 0 Z N"/>
        </draw:custom-shape>
        <draw:connector draw:style-name="gr7" draw:text-style-name="P1" draw:layer="layout" draw:type="curve" draw:line-skew="-1.649cm" svg:x1="4.1cm" svg:y1="4cm" svg:x2="22.2cm" svg:y2="4cm" draw:start-shape="id18" draw:start-glue-point="0" draw:end-shape="id17" draw:end-glue-point="0" svg:d="M4100 4000c0-3225 18100-3225 18100 0" svg:viewBox="0 0 18101 2420">
          <text:p/>
        </draw:connector>
        <draw:frame draw:style-name="gr5" draw:layer="layout" svg:width="2.898cm" svg:height="0.962cm" svg:x="11.4cm" svg:y="0.6cm">
          <draw:text-box>
            <text:p>“getKey”</text:p>
          </draw:text-box>
        </draw:frame>
        <draw:connector draw:style-name="gr11" draw:text-style-name="P1" draw:layer="layout" draw:type="curve" draw:line-skew="-0.399cm" svg:x1="19.721cm" svg:y1="7.2cm" svg:x2="12.3cm" svg:y2="7cm" draw:start-shape="id15" draw:start-glue-point="0" draw:end-shape="id19" svg:d="M19721 7200c0-1650-7421-1550-7421-200" svg:viewBox="0 0 7422 1226">
          <text:p/>
        </draw:connector>
        <draw:frame draw:style-name="gr5" xml:id="id12" draw:id="id12" draw:layer="layout" svg:width="4.443cm" svg:height="0.962cm" svg:x="5.49cm" svg:y="7.2cm">
          <draw:text-box>
            <text:p>encodedKey()</text:p>
          </draw:text-box>
        </draw:frame>
        <draw:custom-shape draw:style-name="gr12" draw:text-style-name="P1" xml:id="id19" draw:id="id19" draw:layer="layout" svg:width="3.4cm" svg:height="1.4cm" svg:x="10.6cm" svg:y="7cm">
          <text:p text:style-name="P1">compar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1" draw:layer="layout" draw:type="curve" svg:x1="9.933cm" svg:y1="7.681cm" svg:x2="10.1cm" svg:y2="9.7cm" draw:start-shape="id12" draw:start-glue-point="1" draw:end-shape="id20" draw:end-glue-point="3" svg:d="M9933 7681c750 0 500 1000 83 1000s-667 1019 84 1019" svg:viewBox="0 0 797 2020">
          <text:p/>
        </draw:connector>
        <draw:connector draw:style-name="gr7" draw:text-style-name="P1" draw:layer="layout" draw:type="curve" svg:x1="12.1cm" svg:y1="9.2cm" svg:x2="12.3cm" svg:y2="8.4cm" draw:start-shape="id20" draw:start-glue-point="0" draw:end-shape="id19" draw:end-glue-point="2" svg:d="M12100 9200c0-598 200-199 200-800" svg:viewBox="0 0 201 801">
          <text:p/>
        </draw:connector>
        <draw:custom-shape draw:style-name="gr6" draw:text-style-name="P1" draw:layer="layout" svg:width="2.2cm" svg:height="1.8cm" svg:x="17.301cm" svg:y="1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5" draw:layer="layout" svg:width="3.601cm" svg:height="1.673cm" svg:x="16.701cm" svg:y="16cm">
          <draw:text-box>
            <text:p>U-boot env</text:p>
            <text:p>&lt;UNSET&gt;</text:p>
          </draw:text-box>
        </draw:frame>
        <presentation:notes draw:style-name="dp2">
          <draw:page-thumbnail draw:style-name="gr10" draw:layer="layout" svg:width="14.848cm" svg:height="11.136cm" svg:x="3.075cm" svg:y="2.257cm" draw:page-number="2" presentation:class="page"/>
          <draw:frame presentation:style-name="pr1" draw:layer="layout" svg:width="16.799cm" svg:height="13.364cm" svg:x="2.1cm" svg:y="14.107cm" presentation:class="notes">
            <draw:text-box>
              <text:list text:style-name="L2">
                <text:list-item>
                  <text:p>SCPI connects to CART and checks to see if license key is set by getting the CART's encoded key. It compares this string with the value it should be. If they mismatch then the CART isn't configured</text:p>
                </text:list-item>
              </text:list>
            </draw:text-box>
          </draw:frame>
        </presentation:notes>
      </draw:page>
      <draw:page draw:name="page3" draw:style-name="dp1" draw:master-page-name="Default" presentation:presentation-page-layout-name="AL1T0">
        <draw:custom-shape draw:style-name="gr1" draw:text-style-name="P1" draw:layer="layout" svg:width="10.4cm" svg:height="4.4cm" svg:x="0.4cm" svg:y="6.8cm">
          <text:p/>
          <draw:enhanced-geometry svg:viewBox="0 0 21600 21600" draw:type="rectangle" draw:enhanced-path="M 0 0 L 21600 0 21600 21600 0 21600 0 0 Z N"/>
        </draw:custom-shape>
        <draw:custom-shape draw:style-name="gr9" draw:text-style-name="P1" xml:id="id21" draw:id="id21" draw:layer="layout" svg:width="2.4cm" svg:height="2.4cm" svg:x="2.8cm" svg:y="4cm">
          <text:p text:style-name="P1">SCPI</text:p>
          <draw:enhanced-geometry svg:viewBox="0 0 21600 21600" draw:type="rectangle" draw:enhanced-path="M 0 0 L 21600 0 21600 21600 0 21600 0 0 Z N"/>
        </draw:custom-shape>
        <draw:custom-shape draw:style-name="gr9" draw:text-style-name="P1" xml:id="id22" draw:id="id22" draw:layer="layout" svg:width="2.4cm" svg:height="2.4cm" svg:x="21cm" svg:y="4cm">
          <text:p text:style-name="P1">CART</text:p>
          <draw:enhanced-geometry svg:viewBox="0 0 21600 21600" draw:type="rectangle" draw:enhanced-path="M 0 0 L 21600 0 21600 21600 0 21600 0 0 Z N"/>
        </draw:custom-shape>
        <draw:custom-shape draw:style-name="gr2" draw:text-style-name="P1" xml:id="id25" draw:id="id25" draw:layer="layout" svg:width="3.6cm" svg:height="1cm" svg:x="0.6cm" svg:y="7.2cm">
          <text:p text:style-name="P1">Private Key</text:p>
          <draw:enhanced-geometry svg:viewBox="0 0 21600 21600" draw:type="rectangle" draw:enhanced-path="M 0 0 L 21600 0 21600 21600 0 21600 0 0 Z N"/>
        </draw:custom-shape>
        <draw:custom-shape draw:style-name="gr3" draw:text-style-name="P1" xml:id="id26" draw:id="id26" draw:layer="layout" svg:width="4cm" svg:height="1cm" svg:x="0.6cm" svg:y="8.8cm">
          <text:p text:style-name="P1">License Key</text:p>
          <draw:enhanced-geometry svg:viewBox="0 0 21600 21600" draw:type="rectangle" draw:enhanced-path="M 0 0 L 21600 0 21600 21600 0 21600 0 0 Z N"/>
        </draw:custom-shape>
        <draw:custom-shape draw:style-name="gr4" draw:text-style-name="P1" draw:layer="layout" svg:width="4cm" svg:height="1cm" svg:x="10.4cm" svg:y="3.8cm">
          <text:p text:style-name="P1">Encoded Key</text:p>
          <draw:enhanced-geometry svg:viewBox="0 0 21600 21600" draw:type="rectangle" draw:enhanced-path="M 0 0 L 21600 0 21600 21600 0 21600 0 0 Z N"/>
        </draw:custom-shape>
        <draw:connector draw:style-name="gr7" draw:text-style-name="P1" draw:layer="layout" draw:type="curve" svg:x1="5.2cm" svg:y1="5.2cm" svg:x2="21cm" svg:y2="5.2cm" draw:start-shape="id21" draw:start-glue-point="1" draw:end-shape="id22" draw:end-glue-point="3" svg:d="M5200 5200h15800" svg:viewBox="0 0 15801 1">
          <text:p/>
        </draw:connector>
        <draw:custom-shape draw:style-name="gr1" draw:text-style-name="P1" draw:layer="layout" svg:width="8.2cm" svg:height="4.4cm" svg:x="18.6cm" svg:y="6.8cm">
          <text:p/>
          <draw:enhanced-geometry svg:viewBox="0 0 21600 21600" draw:type="rectangle" draw:enhanced-path="M 0 0 L 21600 0 21600 21600 0 21600 0 0 Z N"/>
        </draw:custom-shape>
        <draw:custom-shape draw:style-name="gr2" draw:text-style-name="P1" xml:id="id27" draw:id="id27" draw:layer="layout" svg:width="3.6cm" svg:height="1cm" svg:x="22.9cm" svg:y="7.2cm">
          <text:p text:style-name="P1">Private Key</text:p>
          <draw:enhanced-geometry svg:viewBox="0 0 21600 21600" draw:mirror-horizontal="false" draw:mirror-vertical="false" draw:type="rectangle" draw:enhanced-path="M 0 0 L 21600 0 21600 21600 0 21600 0 0 Z N"/>
        </draw:custom-shape>
        <draw:custom-shape draw:style-name="gr3" draw:text-style-name="P1" xml:id="id28" draw:id="id28" draw:layer="layout" svg:width="4cm" svg:height="1cm" svg:x="22.5cm" svg:y="8.8cm">
          <text:p text:style-name="P1">License Key</text:p>
          <draw:enhanced-geometry svg:viewBox="0 0 21600 21600" draw:type="rectangle" draw:enhanced-path="M 0 0 L 21600 0 21600 21600 0 21600 0 0 Z N"/>
        </draw:custom-shape>
        <draw:frame draw:style-name="gr5" draw:layer="layout" svg:width="2.741cm" svg:height="0.962cm" svg:x="0.6cm" svg:y="11.4cm">
          <draw:text-box>
            <text:p>Key.cpp</text:p>
          </draw:text-box>
        </draw:frame>
        <draw:frame draw:style-name="gr5" draw:layer="layout" svg:width="2.741cm" svg:height="0.962cm" svg:x="23.859cm" svg:y="11.438cm">
          <draw:text-box>
            <text:p>Key.cpp</text:p>
          </draw:text-box>
        </draw:frame>
        <draw:frame draw:style-name="gr5" xml:id="id23" draw:id="id23" draw:layer="layout" svg:width="4.443cm" svg:height="0.962cm" svg:x="5.49cm" svg:y="7.2cm">
          <draw:text-box>
            <text:p>encodedKey()</text:p>
          </draw:text-box>
        </draw:frame>
        <draw:frame draw:style-name="gr5" xml:id="id24" draw:id="id24" draw:layer="layout" svg:width="1.772cm" svg:height="0.962cm" svg:x="18.8cm" svg:y="7.2cm">
          <draw:text-box>
            <text:p>set()</text:p>
          </draw:text-box>
        </draw:frame>
        <draw:connector draw:style-name="gr11" draw:text-style-name="P1" draw:layer="layout" draw:type="curve" draw:line-skew="-1.05cm" svg:x1="7.711cm" svg:y1="7.2cm" svg:x2="19.686cm" svg:y2="7.2cm" draw:start-shape="id23" draw:start-glue-point="0" draw:end-shape="id24" svg:d="M7711 7200c0-2325 11975-2325 11975 0" svg:viewBox="0 0 11976 1745">
          <text:p/>
        </draw:connector>
        <draw:connector draw:style-name="gr7" draw:text-style-name="P1" draw:layer="layout" draw:type="curve" svg:x1="4.2cm" svg:y1="7.7cm" svg:x2="5.49cm" svg:y2="7.681cm" draw:start-shape="id25" draw:start-glue-point="1" draw:end-shape="id23" draw:end-glue-point="3" svg:d="M4200 7700c969 0 324-19 1290-19" svg:viewBox="0 0 1291 20">
          <text:p/>
        </draw:connector>
        <draw:connector draw:style-name="gr7" draw:text-style-name="P1" draw:layer="layout" draw:type="curve" svg:x1="4.6cm" svg:y1="9.3cm" svg:x2="7.711cm" svg:y2="8.162cm" draw:start-shape="id26" draw:start-glue-point="1" draw:end-shape="id23" svg:d="M4600 9300c2074 0 3111-379 3111-1138" svg:viewBox="0 0 3112 1139">
          <text:p/>
        </draw:connector>
        <draw:connector draw:style-name="gr7" draw:text-style-name="P1" draw:layer="layout" draw:type="curve" svg:x1="22.9cm" svg:y1="7.7cm" svg:x2="20.572cm" svg:y2="7.681cm" draw:start-shape="id27" draw:start-glue-point="3" draw:end-shape="id24" svg:d="M22900 7700c-1746 0-582-19-2328-19" svg:viewBox="0 0 2329 20">
          <text:p/>
        </draw:connector>
        <draw:connector draw:style-name="gr7" draw:text-style-name="P1" draw:layer="layout" draw:type="curve" svg:x1="19.686cm" svg:y1="8.162cm" svg:x2="22.5cm" svg:y2="9.3cm" draw:start-shape="id24" draw:start-glue-point="2" draw:end-shape="id28" draw:end-glue-point="3" svg:d="M19686 8162c0 759 938 1138 2814 1138" svg:viewBox="0 0 2815 1139">
          <text:p/>
        </draw:connector>
        <draw:frame draw:style-name="gr13" draw:layer="layout" svg:width="2.865cm" svg:height="1.562cm" svg:x="7.4cm" svg:y="3.8cm">
          <draw:text-box>
            <text:p>“setKey”</text:p>
          </draw:text-box>
        </draw:frame>
        <draw:custom-shape draw:style-name="gr6" draw:text-style-name="P1" xml:id="id29" draw:id="id29" draw:layer="layout" svg:width="2.2cm" svg:height="1.8cm" svg:x="17.3cm" svg:y="1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1" draw:text-style-name="P1" draw:layer="layout" draw:type="curve" draw:line-skew="0.05cm" svg:x1="7.711cm" svg:y1="7.2cm" svg:x2="18.4cm" svg:y2="14cm" draw:start-shape="id23" draw:start-glue-point="0" draw:end-shape="id29" svg:d="M7711 7200c0-675 10689-4075 10689 6800" svg:viewBox="0 0 10690 7834">
          <text:p/>
        </draw:connector>
        <draw:frame draw:style-name="gr5" draw:layer="layout" svg:width="3.601cm" svg:height="0.962cm" svg:x="16.7cm" svg:y="16cm">
          <draw:text-box>
            <text:p>U-boot env</text:p>
          </draw:text-box>
        </draw:frame>
        <presentation:notes draw:style-name="dp2">
          <draw:page-thumbnail draw:style-name="gr10" draw:layer="layout" svg:width="14.848cm" svg:height="11.136cm" svg:x="3.075cm" svg:y="2.257cm" draw:page-number="3" presentation:class="page"/>
          <draw:frame presentation:style-name="pr1" draw:layer="layout" svg:width="16.799cm" svg:height="13.364cm" svg:x="2.1cm" svg:y="14.107cm" presentation:class="notes">
            <draw:text-box>
              <text:list text:style-name="L2">
                <text:list-item>
                  <text:p>SCPI can configure CART just by sending it the encoded key</text:p>
                </text:list-item>
                <text:list-item>
                  <text:p>CART saves the encoded key string into it's u-boot environment for the next time it reboots</text:p>
                  <text:p/>
                </text:list-item>
              </text:list>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0-08T13:16:35.350609541</meta:creation-date>
    <dc:date>2015-10-09T15:07:25.582532476</dc:date>
    <meta:editing-duration>PT1H8M55S</meta:editing-duration>
    <meta:editing-cycles>5</meta:editing-cycles>
    <meta:generator>LibreOffice/4.2.8.2$Linux_X86_64 LibreOffice_project/420m0$Build-2</meta:generator>
    <meta:document-statistic meta:object-count="99"/>
  </office:meta>
</office:document-meta>
</file>